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color="#000000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  <style:text-properties fo:color="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/>
      <style:text-properties fo:color="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6972222222222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57527777777778cm"/>
    </style:style>
    <style:style style:name="co6" style:family="table-column">
      <style:table-column-properties fo:break-before="auto" style:column-width="2.29305555555556cm"/>
    </style:style>
    <style:style style:name="co7" style:family="table-column">
      <style:table-column-properties fo:break-before="auto" style:column-width="5.11527777777778cm"/>
    </style:style>
    <style:style style:name="co8" style:family="table-column">
      <style:table-column-properties fo:break-before="auto" style:column-width="5.04472222222222cm"/>
    </style:style>
    <style:style style:name="co9" style:family="table-column">
      <style:table-column-properties fo:break-before="auto" style:column-width="3.47486111111111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6.70277777777778cm"/>
    </style:style>
    <style:style style:name="co12" style:family="table-column">
      <style:table-column-properties fo:break-before="auto" style:column-width="3.13972222222222cm"/>
    </style:style>
    <style:style style:name="co13" style:family="table-column">
      <style:table-column-properties fo:break-before="auto" style:column-width="6.20888888888889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1.79916666666667cm" style:use-optimal-column-width="true"/>
    </style:style>
    <style:style style:name="co16" style:family="table-column">
      <style:table-column-properties fo:break-before="auto" style:column-width="8.34319444444444cm"/>
    </style:style>
    <style:style style:name="co17" style:family="table-column">
      <style:table-column-properties fo:break-before="auto" style:column-width="4.8859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oluna1</text:p>
          </table:table-cell>
          <table:table-cell office:value-type="string" table:style-name="ce1">
            <text:p>Coluna2</text:p>
          </table:table-cell>
          <table:table-cell office:value-type="string" table:style-name="ce1">
            <text:p>Coluna3</text:p>
          </table:table-cell>
          <table:table-cell office:value-type="string" table:style-name="ce1">
            <text:p>Coluna4</text:p>
          </table:table-cell>
          <table:table-cell office:value-type="string" table:style-name="ce1">
            <text:p>Coluna5</text:p>
          </table:table-cell>
          <table:table-cell office:value-type="string" table:style-name="ce1">
            <text:p>Coluna6</text:p>
          </table:table-cell>
          <table:table-cell office:value-type="string" table:style-name="ce1">
            <text:p>Coluna7</text:p>
          </table:table-cell>
          <table:table-cell office:value-type="string" table:style-name="ce1">
            <text:p>Coluna8</text:p>
          </table:table-cell>
          <table:table-cell office:value-type="string" table:style-name="ce1">
            <text:p>Coluna9</text:p>
          </table:table-cell>
          <table:table-cell table:number-columns-repeated="16373"/>
        </table:table-row>
        <table:table-row table:number-rows-repeated="1048573" table:style-name="ro1">
          <table:table-cell table:number-columns-repeated="16384"/>
        </table:table-row>
      </table:table>
      <table:table table:name="Carlz" table:style-name="ta2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Numero de threads</text:p>
          </table:table-cell>
          <table:table-cell office:value-type="string" table:style-name="ce1">
            <text:p>Sequencial</text:p>
          </table:table-cell>
          <table:table-cell office:value-type="string" table:style-name="ce1">
            <text:p>Paralelismo</text:p>
          </table:table-cell>
          <table:table-cell office:value-type="string" table:style-name="ce1">
            <text:p>Diferença dos tempos de execução</text:p>
          </table:table-cell>
          <table:table-cell office:value-type="string" table:style-name="ce1">
            <text:p>Ganho</text:p>
          </table:table-cell>
          <table:table-cell office:value-type="string" table:style-name="ce1">
            <text:p>Tempo médio 25 iterações Pararelo</text:p>
          </table:table-cell>
          <table:table-cell office:value-type="string" table:style-name="ce1">
            <text:p>Tempo médio 25 sequencial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float" office:value="2.6355949999999999" table:style-name="ce2">
            <text:p>2,635595</text:p>
          </table:table-cell>
          <table:table-cell office:value-type="float" office:value="5.4619600000000004" table:style-name="ce2">
            <text:p>5,46196</text:p>
          </table:table-cell>
          <table:table-cell office:value-type="float" office:value="2.8263650000000005" table:formula="of:=([.D4]-[.C4])" table:style-name="ce4">
            <text:p>2,826365</text:p>
          </table:table-cell>
          <table:table-cell office:value-type="float" office:value="207.23821376197787" table:formula="of:=([.D4]/[.C4])*100" table:style-name="ce1">
            <text:p>207,2382138</text:p>
          </table:table-cell>
          <table:table-cell office:value-type="string" table:style-name="ce1">
            <text:p>5.257203s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float" office:value="2.6744460000000001" table:style-name="ce3">
            <text:p>2,674446</text:p>
          </table:table-cell>
          <table:table-cell office:value-type="float" office:value="4.0145179999999998" table:style-name="ce3">
            <text:p>4,014518</text:p>
          </table:table-cell>
          <table:table-cell office:value-type="float" office:value="1.3400719999999997" table:formula="of:=([.D5]-[.C5])" table:style-name="ce4">
            <text:p>1,340072</text:p>
          </table:table-cell>
          <table:table-cell office:value-type="float" office:value="150.10652673488266" table:formula="of:=([.D5]/[.C5])*100" table:style-name="ce1">
            <text:p>150,106526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office:value-type="float" office:value="2.6530580000000001" table:style-name="ce3">
            <text:p>2,653058</text:p>
          </table:table-cell>
          <table:table-cell office:value-type="float" office:value="3.9059249999999999" table:style-name="ce3">
            <text:p>3,905925</text:p>
          </table:table-cell>
          <table:table-cell office:value-type="float" office:value="1.2528669999999997" table:formula="of:=([.D6]-[.C6])" table:style-name="ce4">
            <text:p>1,252867</text:p>
          </table:table-cell>
          <table:table-cell office:value-type="float" office:value="147.22350585626097" table:formula="of:=([.D6]/[.C6])*100" table:style-name="ce1">
            <text:p>147,223505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float" office:value="2.6648360000000002" table:style-name="ce3">
            <text:p>2,664836</text:p>
          </table:table-cell>
          <table:table-cell office:value-type="float" office:value="1.945773" table:style-name="ce3">
            <text:p>1,945773</text:p>
          </table:table-cell>
          <table:table-cell office:value-type="float" office:value="-0.71906300000000023" table:formula="of:=([.D7]-[.C7])" table:style-name="ce4">
            <text:p>-0,719063</text:p>
          </table:table-cell>
          <table:table-cell office:value-type="float" office:value="73.016613405102589" table:formula="of:=([.D7]/[.C7])*100" table:style-name="ce1">
            <text:p>73,0166134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office:value-type="float" office:value="3.8516379999999999" table:style-name="ce3">
            <text:p>3,851638</text:p>
          </table:table-cell>
          <table:table-cell office:value-type="float" office:value="1.8239799999999999" table:style-name="ce3">
            <text:p>1,82398</text:p>
          </table:table-cell>
          <table:table-cell office:value-type="float" office:value="-2.0276579999999997" table:formula="of:=([.D8]-[.C8])" table:style-name="ce4">
            <text:p>-2,027658</text:p>
          </table:table-cell>
          <table:table-cell office:value-type="float" office:value="47.355956089331343" table:formula="of:=([.D8]/[.C8])*100" table:style-name="ce1">
            <text:p>47,3559560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6" table:style-name="ce1">
            <text:p>6</text:p>
          </table:table-cell>
          <table:table-cell office:value-type="float" office:value="2.9833829999999999" table:style-name="ce3">
            <text:p>2,983383</text:p>
          </table:table-cell>
          <table:table-cell office:value-type="float" office:value="1.885159" table:style-name="ce3">
            <text:p>1,885159</text:p>
          </table:table-cell>
          <table:table-cell office:value-type="float" office:value="-1.0982239999999999" table:formula="of:=([.D9]-[.C9])" table:style-name="ce4">
            <text:p>-1,098224</text:p>
          </table:table-cell>
          <table:table-cell office:value-type="float" office:value="63.188635183615382" table:formula="of:=([.D9]/[.C9])*100" table:style-name="ce1">
            <text:p>63,18863518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office:value-type="float" office:value="2.8780679999999998" table:style-name="ce3">
            <text:p>2,878068</text:p>
          </table:table-cell>
          <table:table-cell office:value-type="float" office:value="1.9872300000000001" table:style-name="ce3">
            <text:p>1,98723</text:p>
          </table:table-cell>
          <table:table-cell office:value-type="float" office:value="-0.8908379999999998" table:formula="of:=([.D10]-[.C10])" table:style-name="ce4">
            <text:p>-0,890838</text:p>
          </table:table-cell>
          <table:table-cell office:value-type="float" office:value="69.047360937962551" table:formula="of:=([.D10]/[.C10])*100" table:style-name="ce1">
            <text:p>69,0473609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float" office:value="2.7471019999999999" table:style-name="ce3">
            <text:p>2,747102</text:p>
          </table:table-cell>
          <table:table-cell office:value-type="float" office:value="2.197473" table:style-name="ce3">
            <text:p>2,197473</text:p>
          </table:table-cell>
          <table:table-cell office:value-type="float" office:value="-0.54962899999999992" table:formula="of:=([.D11]-[.C11])" table:style-name="ce4">
            <text:p>-0,549629</text:p>
          </table:table-cell>
          <table:table-cell office:value-type="float" office:value="79.992406543331853" table:formula="of:=([.D11]/[.C11])*100" table:style-name="ce1">
            <text:p>79,9924065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office:value-type="float" office:value="2.6909380000000001" table:style-name="ce3">
            <text:p>2,690938</text:p>
          </table:table-cell>
          <table:table-cell office:value-type="float" office:value="1.9625919999999999" table:style-name="ce3">
            <text:p>1,962592</text:p>
          </table:table-cell>
          <table:table-cell office:value-type="float" office:value="-0.72834600000000016" table:formula="of:=([.D12]-[.C12])" table:style-name="ce4">
            <text:p>-0,728346</text:p>
          </table:table-cell>
          <table:table-cell office:value-type="float" office:value="72.933378621135077" table:formula="of:=([.D12]/[.C12])*100" table:style-name="ce1">
            <text:p>72,93337862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float" office:value="2.7579050000000001" table:style-name="ce3">
            <text:p>2,757905</text:p>
          </table:table-cell>
          <table:table-cell office:value-type="float" office:value="1.9372320000000001" table:style-name="ce3">
            <text:p>1,937232</text:p>
          </table:table-cell>
          <table:table-cell office:value-type="float" office:value="-0.82067299999999999" table:formula="of:=([.D13]-[.C13])" table:style-name="ce4">
            <text:p>-0,820673</text:p>
          </table:table-cell>
          <table:table-cell office:value-type="float" office:value="70.242883638123871" table:formula="of:=([.D13]/[.C13])*100" table:style-name="ce1">
            <text:p>70,2428836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office:value-type="float" office:value="2.6565639999999999" table:style-name="ce3">
            <text:p>2,656564</text:p>
          </table:table-cell>
          <table:table-cell office:value-type="float" office:value="1.932596" table:style-name="ce3">
            <text:p>1,932596</text:p>
          </table:table-cell>
          <table:table-cell office:value-type="float" office:value="-0.72396799999999994" table:formula="of:=([.D14]-[.C14])" table:style-name="ce4">
            <text:p>-0,723968</text:p>
          </table:table-cell>
          <table:table-cell office:value-type="float" office:value="72.747955629903899" table:formula="of:=([.D14]/[.C14])*100" table:style-name="ce1">
            <text:p>72,74795563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5">
            <text:p>12</text:p>
          </table:table-cell>
          <table:table-cell office:value-type="float" office:value="3.524187" table:style-name="ce6">
            <text:p>3,524187</text:p>
          </table:table-cell>
          <table:table-cell office:value-type="float" office:value="1.953784" table:style-name="ce6">
            <text:p>1,953784</text:p>
          </table:table-cell>
          <table:table-cell office:value-type="float" office:value="-1.570403" table:formula="of:=([.D15]-[.C15])" table:style-name="ce7">
            <text:p>-1,570403</text:p>
          </table:table-cell>
          <table:table-cell office:value-type="float" office:value="55.439282875738428" table:formula="of:=([.D15]/[.C15])*100" table:style-name="ce5">
            <text:p>55,43928288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float" office:value="2.7790509999999999" table:style-name="ce3">
            <text:p>2,779051</text:p>
          </table:table-cell>
          <table:table-cell office:value-type="float" office:value="4.8945080000000001" table:style-name="ce3">
            <text:p>4,894508</text:p>
          </table:table-cell>
          <table:table-cell office:value-type="float" office:value="2.1154570000000001" table:formula="of:=([.D16]-[.C16])" table:style-name="ce4">
            <text:p>2,115457</text:p>
          </table:table-cell>
          <table:table-cell office:value-type="float" office:value="176.12156092133611" table:formula="of:=([.D16]/[.C16])*100" table:style-name="ce1">
            <text:p>176,121560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float" office:value="2.7954720000000002" table:style-name="ce3">
            <text:p>2,795472</text:p>
          </table:table-cell>
          <table:table-cell office:value-type="float" office:value="3.5840169999999998" table:style-name="ce3">
            <text:p>3,584017</text:p>
          </table:table-cell>
          <table:table-cell office:value-type="float" office:value="0.78854499999999961" table:formula="of:=([.D17]-[.C17])" table:style-name="ce4">
            <text:p>0,788545</text:p>
          </table:table-cell>
          <table:table-cell office:value-type="float" office:value="128.20793769352724" table:formula="of:=([.D17]/[.C17])*100" table:style-name="ce1">
            <text:p>128,207937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office:value-type="float" office:value="2.9155829999999998" table:style-name="ce3">
            <text:p>2,915583</text:p>
          </table:table-cell>
          <table:table-cell office:value-type="float" office:value="3.6315740000000001" table:style-name="ce3">
            <text:p>3,631574</text:p>
          </table:table-cell>
          <table:table-cell office:value-type="float" office:value="0.71599100000000027" table:formula="of:=([.D18]-[.C18])" table:style-name="ce4">
            <text:p>0,715991</text:p>
          </table:table-cell>
          <table:table-cell office:value-type="float" office:value="124.55738697886495" table:formula="of:=([.D18]/[.C18])*100" table:style-name="ce1">
            <text:p>124,55738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float" office:value="2.7485400000000002" table:style-name="ce3">
            <text:p>2,74854</text:p>
          </table:table-cell>
          <table:table-cell office:value-type="float" office:value="1.93893" table:style-name="ce3">
            <text:p>1,93893</text:p>
          </table:table-cell>
          <table:table-cell office:value-type="float" office:value="-0.80961000000000016" table:formula="of:=([.D19]-[.C19])" table:style-name="ce4">
            <text:p>-0,80961</text:p>
          </table:table-cell>
          <table:table-cell office:value-type="float" office:value="70.543997904341936" table:formula="of:=([.D19]/[.C19])*100" table:style-name="ce1">
            <text:p>70,543997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5" table:style-name="ce1">
            <text:p>5</text:p>
          </table:table-cell>
          <table:table-cell office:value-type="float" office:value="3.0044330000000001" table:style-name="ce3">
            <text:p>3,004433</text:p>
          </table:table-cell>
          <table:table-cell office:value-type="float" office:value="1.9281790000000001" table:style-name="ce3">
            <text:p>1,928179</text:p>
          </table:table-cell>
          <table:table-cell office:value-type="float" office:value="-1.076254" table:formula="of:=([.D20]-[.C20])" table:style-name="ce4">
            <text:p>-1,076254</text:p>
          </table:table-cell>
          <table:table-cell office:value-type="float" office:value="64.177799937625508" table:formula="of:=([.D20]/[.C20])*100" table:style-name="ce1">
            <text:p>64,1777999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6" table:style-name="ce1">
            <text:p>6</text:p>
          </table:table-cell>
          <table:table-cell office:value-type="float" office:value="2.8385850000000001" table:style-name="ce3">
            <text:p>2,838585</text:p>
          </table:table-cell>
          <table:table-cell office:value-type="float" office:value="1.925122" table:style-name="ce3">
            <text:p>1,925122</text:p>
          </table:table-cell>
          <table:table-cell office:value-type="float" office:value="-0.91346300000000014" table:formula="of:=([.D21]-[.C21])" table:style-name="ce4">
            <text:p>-0,913463</text:p>
          </table:table-cell>
          <table:table-cell office:value-type="float" office:value="67.819776402679494" table:formula="of:=([.D21]/[.C21])*100" table:style-name="ce1">
            <text:p>67,819776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office:value-type="float" office:value="3.220812" table:style-name="ce3">
            <text:p>3,220812</text:p>
          </table:table-cell>
          <table:table-cell office:value-type="float" office:value="1.9604269999999999" table:style-name="ce3">
            <text:p>1,960427</text:p>
          </table:table-cell>
          <table:table-cell office:value-type="float" office:value="-1.2603850000000001" table:formula="of:=([.D22]-[.C22])" table:style-name="ce4">
            <text:p>-1,260385</text:p>
          </table:table-cell>
          <table:table-cell office:value-type="float" office:value="60.867476897130288" table:formula="of:=([.D22]/[.C22])*100" table:style-name="ce1">
            <text:p>60,867476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float" office:value="2.90368" table:style-name="ce3">
            <text:p>2,90368</text:p>
          </table:table-cell>
          <table:table-cell office:value-type="float" office:value="2.321939" table:style-name="ce3">
            <text:p>2,321939</text:p>
          </table:table-cell>
          <table:table-cell office:value-type="float" office:value="-0.58174100000000006" table:formula="of:=([.D23]-[.C23])" table:style-name="ce4">
            <text:p>-0,581741</text:p>
          </table:table-cell>
          <table:table-cell office:value-type="float" office:value="79.965388748071405" table:formula="of:=([.D23]/[.C23])*100" table:style-name="ce1">
            <text:p>79,96538875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9" table:style-name="ce1">
            <text:p>9</text:p>
          </table:table-cell>
          <table:table-cell office:value-type="float" office:value="2.9165999999999999" table:style-name="ce1">
            <text:p>2,9166</text:p>
          </table:table-cell>
          <table:table-cell office:value-type="float" office:value="1.9441440000000001" table:style-name="ce3">
            <text:p>1,944144</text:p>
          </table:table-cell>
          <table:table-cell office:value-type="float" office:value="-0.97245599999999977" table:formula="of:=([.D24]-[.C24])" table:style-name="ce4">
            <text:p>-0,972456</text:p>
          </table:table-cell>
          <table:table-cell office:value-type="float" office:value="66.657889323184534" table:formula="of:=([.D24]/[.C24])*100" table:style-name="ce1">
            <text:p>66,65788932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float" office:value="2.9474649999999998" table:style-name="ce1">
            <text:p>2,947465</text:p>
          </table:table-cell>
          <table:table-cell office:value-type="float" office:value="1.930221" table:style-name="ce3">
            <text:p>1,930221</text:p>
          </table:table-cell>
          <table:table-cell office:value-type="float" office:value="-1.0172439999999998" table:formula="of:=([.D25]-[.C25])" table:style-name="ce4">
            <text:p>-1,017244</text:p>
          </table:table-cell>
          <table:table-cell office:value-type="float" office:value="65.487495186541651" table:formula="of:=([.D25]/[.C25])*100" table:style-name="ce1">
            <text:p>65,4874951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1" table:style-name="ce1">
            <text:p>11</text:p>
          </table:table-cell>
          <table:table-cell office:value-type="float" office:value="2.8952740000000001" table:style-name="ce1">
            <text:p>2,895274</text:p>
          </table:table-cell>
          <table:table-cell office:value-type="float" office:value="1.9537819999999999" table:style-name="ce3">
            <text:p>1,953782</text:p>
          </table:table-cell>
          <table:table-cell office:value-type="float" office:value="-0.94149200000000022" table:formula="of:=([.D26]-[.C26])" table:style-name="ce4">
            <text:p>-0,941492</text:p>
          </table:table-cell>
          <table:table-cell office:value-type="float" office:value="67.481765111005032" table:formula="of:=([.D26]/[.C26])*100" table:style-name="ce1">
            <text:p>67,4817651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12" table:style-name="ce5">
            <text:p>12</text:p>
          </table:table-cell>
          <table:table-cell office:value-type="float" office:value="2.9286759999999998" table:style-name="ce5">
            <text:p>2,928676</text:p>
          </table:table-cell>
          <table:table-cell office:value-type="float" office:value="1.953516" table:style-name="ce6">
            <text:p>1,953516</text:p>
          </table:table-cell>
          <table:table-cell office:value-type="float" office:value="-0.9751599999999998" table:formula="of:=([.D27]-[.C27])" table:style-name="ce7">
            <text:p>-0,97516</text:p>
          </table:table-cell>
          <table:table-cell office:value-type="float" office:value="66.703042603551921" table:formula="of:=([.D27]/[.C27])*100" table:style-name="ce5">
            <text:p>66,703042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8"/>
          <table:table-cell table:style-name="ce9"/>
          <table:table-cell table:number-columns-repeated="16378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Monte-Carlo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0">
            <text:p>Numero de threads</text:p>
          </table:table-cell>
          <table:table-cell office:value-type="string" table:style-name="ce10">
            <text:p>Sequencial</text:p>
          </table:table-cell>
          <table:table-cell office:value-type="string" table:style-name="ce10">
            <text:p>Paralelismo</text:p>
          </table:table-cell>
          <table:table-cell office:value-type="string" table:style-name="ce10">
            <text:p>Diferença dos tempos de execução</text:p>
          </table:table-cell>
          <table:table-cell office:value-type="string" table:style-name="ce10">
            <text:p>Ganho</text:p>
          </table:table-cell>
          <table:table-cell office:value-type="string" table:style-name="ce10">
            <text:p>Tempo médio 10 iterações Pararelo</text:p>
          </table:table-cell>
          <table:table-cell office:value-type="string" table:style-name="ce10">
            <text:p>Tempo médio 10 iterações Sequencial</text:p>
          </table:table-cell>
          <table:table-cell table:number-columns-repeated="16377" table:style-name="ce1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1.801922000000005" table:style-name="ce2">
            <text:p>71,801922</text:p>
          </table:table-cell>
          <table:table-cell office:value-type="float" office:value="26.8084907" table:style-name="ce2">
            <text:p>26,8084907</text:p>
          </table:table-cell>
          <table:table-cell office:value-type="float" office:value="-44.993431300000005" table:formula="of:=([.C2]-[.B2])" table:style-name="ce4">
            <text:p>-44,9934313</text:p>
          </table:table-cell>
          <table:table-cell office:value-type="float" office:value="37.336731320367718" table:formula="of:=([.C2]/[.B2])*100" table:style-name="ce1">
            <text:p>37,33673132</text:p>
          </table:table-cell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3.216234999999998" table:style-name="ce3">
            <text:p>73,216235</text:p>
          </table:table-cell>
          <table:table-cell office:value-type="float" office:value="53.795288999999997" table:style-name="ce3">
            <text:p>53,795289</text:p>
          </table:table-cell>
          <table:table-cell office:value-type="float" office:value="-19.420946000000001" table:formula="of:=([.C3]-[.B3])" table:style-name="ce4">
            <text:p>-19,420946</text:p>
          </table:table-cell>
          <table:table-cell office:value-type="float" office:value="73.474536077961389" table:formula="of:=([.C3]/[.B3])*100" table:style-name="ce1">
            <text:p>73,47453608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2.906706999999997" table:style-name="ce3">
            <text:p>72,906707</text:p>
          </table:table-cell>
          <table:table-cell office:value-type="float" office:value="66.542113499999999" table:style-name="ce3">
            <text:p>66,5421135</text:p>
          </table:table-cell>
          <table:table-cell office:value-type="float" office:value="-6.364593499999998" table:formula="of:=([.C4]-[.B4])" table:style-name="ce4">
            <text:p>-6,3645935</text:p>
          </table:table-cell>
          <table:table-cell office:value-type="float" office:value="91.270222230720151" table:formula="of:=([.C4]/[.B4])*100" table:style-name="ce1">
            <text:p>91,27022223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1.633392999999998" table:style-name="ce3">
            <text:p>71,633393</text:p>
          </table:table-cell>
          <table:table-cell office:value-type="float" office:value="52.349430599999998" table:style-name="ce3">
            <text:p>52,3494306</text:p>
          </table:table-cell>
          <table:table-cell office:value-type="float" office:value="-19.2839624" table:formula="of:=([.C5]-[.B5])" table:style-name="ce4">
            <text:p>-19,2839624</text:p>
          </table:table-cell>
          <table:table-cell office:value-type="float" office:value="73.079646806622705" table:formula="of:=([.C5]/[.B5])*100" table:style-name="ce1">
            <text:p>73,07964681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1.695355000000006" table:style-name="ce3">
            <text:p>71,695355</text:p>
          </table:table-cell>
          <table:table-cell office:value-type="float" office:value="61.160741999999999" table:style-name="ce3">
            <text:p>61,160742</text:p>
          </table:table-cell>
          <table:table-cell office:value-type="float" office:value="-10.534613000000007" table:formula="of:=([.C6]-[.B6])" table:style-name="ce4">
            <text:p>-10,534613</text:p>
          </table:table-cell>
          <table:table-cell office:value-type="float" office:value="85.30642187349514" table:formula="of:=([.C6]/[.B6])*100" table:style-name="ce1">
            <text:p>85,30642187</text:p>
          </table:table-cell>
          <table:table-cell office:value-type="float" office:value="220" table:style-name="ce1">
            <text:p>22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72.842899000000003" table:style-name="ce3">
            <text:p>72,842899</text:p>
          </table:table-cell>
          <table:table-cell office:value-type="float" office:value="60.312556800000003" table:style-name="ce3">
            <text:p>60,3125568</text:p>
          </table:table-cell>
          <table:table-cell office:value-type="float" office:value="-12.5303422" table:formula="of:=([.C7]-[.B7])" table:style-name="ce4">
            <text:p>-12,5303422</text:p>
          </table:table-cell>
          <table:table-cell office:value-type="float" office:value="82.798128064617529" table:formula="of:=([.C7]/[.B7])*100" table:style-name="ce1">
            <text:p>82,79812806</text:p>
          </table:table-cell>
          <table:table-cell office:value-type="string" table:style-name="ce11">
            <text:p>0.00000029</text:p>
          </table:table-cell>
          <table:table-cell office:value-type="string" table:style-name="ce11">
            <text:p>0.00000029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2.880306000000004" table:style-name="ce3">
            <text:p>72,880306</text:p>
          </table:table-cell>
          <table:table-cell office:value-type="float" office:value="60.413192500000001" table:style-name="ce3">
            <text:p>60,4131925</text:p>
          </table:table-cell>
          <table:table-cell office:value-type="float" office:value="-12.467113500000004" table:formula="of:=([.C8]-[.B8])" table:style-name="ce4">
            <text:p>-12,4671135</text:p>
          </table:table-cell>
          <table:table-cell office:value-type="float" office:value="82.893714112561483" table:formula="of:=([.C8]/[.B8])*100" table:style-name="ce1">
            <text:p>82,89371411</text:p>
          </table:table-cell>
          <table:table-cell office:value-type="float" office:value="220" table:style-name="ce1">
            <text:p>22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1.809066000000001" table:style-name="ce3">
            <text:p>71,809066</text:p>
          </table:table-cell>
          <table:table-cell office:value-type="float" office:value="49.301287700000003" table:style-name="ce3">
            <text:p>49,3012877</text:p>
          </table:table-cell>
          <table:table-cell office:value-type="float" office:value="-22.507778299999998" table:formula="of:=([.C9]-[.B9])" table:style-name="ce4">
            <text:p>-22,5077783</text:p>
          </table:table-cell>
          <table:table-cell office:value-type="float" office:value="68.656077075281829" table:formula="of:=([.C9]/[.B9])*100" table:style-name="ce1">
            <text:p>68,65607708</text:p>
          </table:table-cell>
          <table:table-cell office:value-type="float" office:value="227" table:style-name="ce1">
            <text:p>227</text:p>
          </table:table-cell>
          <table:table-cell office:value-type="float" office:value="227" table:style-name="ce1">
            <text:p>227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73.324869000000007" table:style-name="ce3">
            <text:p>73,324869</text:p>
          </table:table-cell>
          <table:table-cell office:value-type="float" office:value="68.282936399999997" table:style-name="ce3">
            <text:p>68,2829364</text:p>
          </table:table-cell>
          <table:table-cell office:value-type="float" office:value="-5.0419326000000098" table:formula="of:=([.C10]-[.B10])" table:style-name="ce4">
            <text:p>-5,0419326</text:p>
          </table:table-cell>
          <table:table-cell office:value-type="float" office:value="93.123843698922926" table:formula="of:=([.C10]/[.B10])*100" table:style-name="ce1">
            <text:p>93,1238437</text:p>
          </table:table-cell>
          <table:table-cell office:value-type="float" office:value="209" table:style-name="ce1">
            <text:p>209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72.312314000000001" table:style-name="ce3">
            <text:p>72,312314</text:p>
          </table:table-cell>
          <table:table-cell office:value-type="float" office:value="42.055998199999998" table:style-name="ce3">
            <text:p>42,0559982</text:p>
          </table:table-cell>
          <table:table-cell office:value-type="float" office:value="-30.256315800000003" table:formula="of:=([.C11]-[.B11])" table:style-name="ce4">
            <text:p>-30,2563158</text:p>
          </table:table-cell>
          <table:table-cell office:value-type="float" office:value="58.158833362738186" table:formula="of:=([.C11]/[.B11])*100" table:style-name="ce1">
            <text:p>58,15883336</text:p>
          </table:table-cell>
          <table:table-cell office:value-type="float" office:value="209" table:style-name="ce1">
            <text:p>209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71.081354000000005" table:style-name="ce3">
            <text:p>71,081354</text:p>
          </table:table-cell>
          <table:table-cell office:value-type="float" office:value="41.081950399999997" table:style-name="ce3">
            <text:p>41,0819504</text:p>
          </table:table-cell>
          <table:table-cell office:value-type="float" office:value="-29.999403600000008" table:formula="of:=([.C12]-[.B12])" table:style-name="ce4">
            <text:p>-29,9994036</text:p>
          </table:table-cell>
          <table:table-cell office:value-type="float" office:value="57.7956778932489" table:formula="of:=([.C12]/[.B12])*100" table:style-name="ce1">
            <text:p>57,79567789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72.429351999999994" table:style-name="ce6">
            <text:p>72,429352</text:p>
          </table:table-cell>
          <table:table-cell office:value-type="float" office:value="39.877134400000003" table:style-name="ce6">
            <text:p>39,8771344</text:p>
          </table:table-cell>
          <table:table-cell office:value-type="float" office:value="-32.552217599999992" table:formula="of:=([.C13]-[.B13])" table:style-name="ce7">
            <text:p>-32,5522176</text:p>
          </table:table-cell>
          <table:table-cell office:value-type="float" office:value="55.056594182977094" table:formula="of:=([.C13]/[.B13])*100" table:style-name="ce5">
            <text:p>55,05659418</text:p>
          </table:table-cell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1.157345000000007" table:style-name="ce3">
            <text:p>71,157345</text:p>
          </table:table-cell>
          <table:table-cell office:value-type="float" office:value="31.412220900000001" table:style-name="ce3">
            <text:p>31,4122209</text:p>
          </table:table-cell>
          <table:table-cell office:value-type="float" office:value="-39.745124100000005" table:formula="of:=([.C14]-[.B14])" table:style-name="ce4">
            <text:p>-39,7451241</text:p>
          </table:table-cell>
          <table:table-cell office:value-type="float" office:value="44.144734320820987" table:formula="of:=([.C14]/[.B14])*100" table:style-name="ce1">
            <text:p>44,14473432</text:p>
          </table:table-cell>
          <table:table-cell office:value-type="float" office:value="13.73" table:style-name="ce1">
            <text:p>13,73</text:p>
          </table:table-cell>
          <table:table-cell office:value-type="float" office:value="13.73" table:style-name="ce1">
            <text:p>13,73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73.478115000000003" table:style-name="ce3">
            <text:p>73,478115</text:p>
          </table:table-cell>
          <table:table-cell office:value-type="float" office:value="32.2597649" table:style-name="ce3">
            <text:p>32,2597649</text:p>
          </table:table-cell>
          <table:table-cell office:value-type="float" office:value="-41.218350100000002" table:formula="of:=([.C15]-[.B15])" table:style-name="ce4">
            <text:p>-41,2183501</text:p>
          </table:table-cell>
          <table:table-cell office:value-type="float" office:value="43.903909211606745" table:formula="of:=([.C15]/[.B15])*100" table:style-name="ce1">
            <text:p>43,9039092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72.638694999999998" table:style-name="ce3">
            <text:p>72,638695</text:p>
          </table:table-cell>
          <table:table-cell office:value-type="float" office:value="36.045046999999997" table:style-name="ce3">
            <text:p>36,045047</text:p>
          </table:table-cell>
          <table:table-cell office:value-type="float" office:value="-36.593648000000002" table:formula="of:=([.C16]-[.B16])" table:style-name="ce4">
            <text:p>-36,593648</text:p>
          </table:table-cell>
          <table:table-cell office:value-type="float" office:value="49.622376888791848" table:formula="of:=([.C16]/[.B16])*100" table:style-name="ce1">
            <text:p>49,6223768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2.999187000000006" table:style-name="ce3">
            <text:p>72,999187</text:p>
          </table:table-cell>
          <table:table-cell office:value-type="float" office:value="38.271191569999999" table:style-name="ce3">
            <text:p>38,27119157</text:p>
          </table:table-cell>
          <table:table-cell office:value-type="float" office:value="-34.727995430000007" table:formula="of:=([.C17]-[.B17])" table:style-name="ce4">
            <text:p>-34,72799543</text:p>
          </table:table-cell>
          <table:table-cell office:value-type="float" office:value="52.426873699292017" table:formula="of:=([.C17]/[.B17])*100" table:style-name="ce1">
            <text:p>52,426873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1.322451999999998" table:style-name="ce3">
            <text:p>71,322452</text:p>
          </table:table-cell>
          <table:table-cell office:value-type="float" office:value="48.569589999999998" table:style-name="ce3">
            <text:p>48,56959</text:p>
          </table:table-cell>
          <table:table-cell office:value-type="float" office:value="-22.752862" table:formula="of:=([.C18]-[.B18])" table:style-name="ce4">
            <text:p>-22,752862</text:p>
          </table:table-cell>
          <table:table-cell office:value-type="float" office:value="68.09859818055611" table:formula="of:=([.C18]/[.B18])*100" table:style-name="ce1">
            <text:p>68,09859818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71.197787000000005" table:style-name="ce3">
            <text:p>71,197787</text:p>
          </table:table-cell>
          <table:table-cell office:value-type="float" office:value="48.518081199999997" table:style-name="ce3">
            <text:p>48,5180812</text:p>
          </table:table-cell>
          <table:table-cell office:value-type="float" office:value="-22.679705800000008" table:formula="of:=([.C19]-[.B19])" table:style-name="ce4">
            <text:p>-22,6797058</text:p>
          </table:table-cell>
          <table:table-cell office:value-type="float" office:value="68.145490533294236" table:formula="of:=([.C19]/[.B19])*100" table:style-name="ce1">
            <text:p>68,14549053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1.477868000000001" table:style-name="ce3">
            <text:p>71,477868</text:p>
          </table:table-cell>
          <table:table-cell office:value-type="float" office:value="38.911490299999997" table:style-name="ce3">
            <text:p>38,9114903</text:p>
          </table:table-cell>
          <table:table-cell office:value-type="float" office:value="-32.566377700000004" table:formula="of:=([.C20]-[.B20])" table:style-name="ce4">
            <text:p>-32,5663777</text:p>
          </table:table-cell>
          <table:table-cell office:value-type="float" office:value="54.438515569602608" table:formula="of:=([.C20]/[.B20])*100" table:style-name="ce1">
            <text:p>54,4385155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72.447322" table:style-name="ce3">
            <text:p>72,447322</text:p>
          </table:table-cell>
          <table:table-cell office:value-type="float" office:value="40.952722799999997" table:style-name="ce3">
            <text:p>40,9527228</text:p>
          </table:table-cell>
          <table:table-cell office:value-type="float" office:value="-31.494599200000003" table:formula="of:=([.C21]-[.B21])" table:style-name="ce4">
            <text:p>-31,4945992</text:p>
          </table:table-cell>
          <table:table-cell office:value-type="float" office:value="56.527586761592097" table:formula="of:=([.C21]/[.B21])*100" table:style-name="ce1">
            <text:p>56,5275867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9.673832000000004" table:style-name="ce3">
            <text:p>99,673832</text:p>
          </table:table-cell>
          <table:table-cell office:value-type="float" office:value="39.718928200000001" table:style-name="ce3">
            <text:p>39,7189282</text:p>
          </table:table-cell>
          <table:table-cell office:value-type="float" office:value="-59.954903800000004" table:formula="of:=([.C22]-[.B22])" table:style-name="ce4">
            <text:p>-59,9549038</text:p>
          </table:table-cell>
          <table:table-cell office:value-type="float" office:value="39.848902568529724" table:formula="of:=([.C22]/[.B22])*100" table:style-name="ce1">
            <text:p>39,8489025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90.017827999999994" table:style-name="ce3">
            <text:p>90,017828</text:p>
          </table:table-cell>
          <table:table-cell office:value-type="float" office:value="41.076788999999998" table:style-name="ce3">
            <text:p>41,076789</text:p>
          </table:table-cell>
          <table:table-cell office:value-type="float" office:value="-48.941038999999996" table:formula="of:=([.C23]-[.B23])" table:style-name="ce4">
            <text:p>-48,941039</text:p>
          </table:table-cell>
          <table:table-cell office:value-type="float" office:value="45.631837506677009" table:formula="of:=([.C23]/[.B23])*100" table:style-name="ce1">
            <text:p>45,6318375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90.014972999999998" table:style-name="ce3">
            <text:p>90,014973</text:p>
          </table:table-cell>
          <table:table-cell office:value-type="float" office:value="41.544018100000002" table:style-name="ce3">
            <text:p>41,5440181</text:p>
          </table:table-cell>
          <table:table-cell office:value-type="float" office:value="-48.470954899999995" table:formula="of:=([.C24]-[.B24])" table:style-name="ce4">
            <text:p>-48,4709549</text:p>
          </table:table-cell>
          <table:table-cell office:value-type="float" office:value="46.152341899830382" table:formula="of:=([.C24]/[.B24])*100" table:style-name="ce1">
            <text:p>46,152341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98.449943000000005" table:style-name="ce6">
            <text:p>98,449943</text:p>
          </table:table-cell>
          <table:table-cell office:value-type="float" office:value="59.255400000000002" table:style-name="ce6">
            <text:p>59,2554</text:p>
          </table:table-cell>
          <table:table-cell office:value-type="float" office:value="-39.194543000000003" table:formula="of:=([.C25]-[.B25])" table:style-name="ce7">
            <text:p>-39,194543</text:p>
          </table:table-cell>
          <table:table-cell office:value-type="float" office:value="60.188353791124086" table:formula="of:=([.C25]/[.B25])*100" table:style-name="ce5">
            <text:p>60,1883537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Monte-Carlo_IGUAL" table:style-name="ta1"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10">
            <text:p>Numero de threads</text:p>
          </table:table-cell>
          <table:table-cell office:value-type="string" table:style-name="ce10">
            <text:p>Sequencial</text:p>
          </table:table-cell>
          <table:table-cell office:value-type="string" table:style-name="ce10">
            <text:p>Paralelismo</text:p>
          </table:table-cell>
          <table:table-cell office:value-type="string" table:style-name="ce10">
            <text:p>Diferença dos tempos de execução</text:p>
          </table:table-cell>
          <table:table-cell office:value-type="string" table:style-name="ce10">
            <text:p>Ganho</text:p>
          </table:table-cell>
          <table:table-cell office:value-type="string" table:style-name="ce10">
            <text:p>Tempo médio 10 iterações</text:p>
          </table:table-cell>
          <table:table-cell office:value-type="string" table:style-name="ce10">
            <text:p>Tempo médio 100 iterações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7.1767772000000001" table:style-name="ce2">
            <text:p>7,1767772</text:p>
          </table:table-cell>
          <table:table-cell office:value-type="float" office:value="26.8084907" table:style-name="ce2">
            <text:p>26,8084907</text:p>
          </table:table-cell>
          <table:table-cell office:value-type="float" office:value="19.6317135" table:formula="of:=([.C2]-[.B2])" table:style-name="ce4">
            <text:p>19,6317135</text:p>
          </table:table-cell>
          <table:table-cell office:value-type="float" office:value="373.54497642758088" table:formula="of:=([.C2]/[.B2])*100" table:style-name="ce1">
            <text:p>373,5449764</text:p>
          </table:table-cell>
          <table:table-cell office:value-type="float" office:value="270" table:style-name="ce1">
            <text:p>270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557863" table:style-name="ce3">
            <text:p>1,4557863</text:p>
          </table:table-cell>
          <table:table-cell office:value-type="float" office:value="53.795288999999997" table:style-name="ce3">
            <text:p>53,795289</text:p>
          </table:table-cell>
          <table:table-cell office:value-type="float" office:value="52.339502699999997" table:formula="of:=([.C3]-[.B3])" table:style-name="ce4">
            <text:p>52,3395027</text:p>
          </table:table-cell>
          <table:table-cell office:value-type="float" office:value="3695.2737500002577" table:formula="of:=([.C3]/[.B3])*100" table:style-name="ce1">
            <text:p>3695,27375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4498438" table:style-name="ce3">
            <text:p>1,4498438</text:p>
          </table:table-cell>
          <table:table-cell office:value-type="float" office:value="66.542113499999999" table:style-name="ce3">
            <text:p>66,5421135</text:p>
          </table:table-cell>
          <table:table-cell office:value-type="float" office:value="65.092269700000003" table:formula="of:=([.C4]-[.B4])" table:style-name="ce4">
            <text:p>65,0922697</text:p>
          </table:table-cell>
          <table:table-cell office:value-type="float" office:value="4589.605687178163" table:formula="of:=([.C4]/[.B4])*100" table:style-name="ce1">
            <text:p>4589,60568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4579348999999999" table:style-name="ce3">
            <text:p>1,4579349</text:p>
          </table:table-cell>
          <table:table-cell office:value-type="float" office:value="52.349430599999998" table:style-name="ce3">
            <text:p>52,3494306</text:p>
          </table:table-cell>
          <table:table-cell office:value-type="float" office:value="50.8914957" table:formula="of:=([.C5]-[.B5])" table:style-name="ce4">
            <text:p>50,8914957</text:p>
          </table:table-cell>
          <table:table-cell office:value-type="float" office:value="3590.656249466283" table:formula="of:=([.C5]/[.B5])*100" table:style-name="ce1">
            <text:p>3590,65624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.4510064" table:style-name="ce3">
            <text:p>1,4510064</text:p>
          </table:table-cell>
          <table:table-cell office:value-type="float" office:value="61.160741999999999" table:style-name="ce3">
            <text:p>61,160742</text:p>
          </table:table-cell>
          <table:table-cell office:value-type="float" office:value="59.709735600000002" table:formula="of:=([.C6]-[.B6])" table:style-name="ce4">
            <text:p>59,7097356</text:p>
          </table:table-cell>
          <table:table-cell office:value-type="float" office:value="4215.0566668761758" table:formula="of:=([.C6]/[.B6])*100" table:style-name="ce1">
            <text:p>4215,05666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.4513324000000001" table:style-name="ce3">
            <text:p>1,4513324</text:p>
          </table:table-cell>
          <table:table-cell office:value-type="float" office:value="60.312556800000003" table:style-name="ce3">
            <text:p>60,3125568</text:p>
          </table:table-cell>
          <table:table-cell office:value-type="float" office:value="58.861224400000005" table:formula="of:=([.C7]-[.B7])" table:style-name="ce4">
            <text:p>58,8612244</text:p>
          </table:table-cell>
          <table:table-cell office:value-type="float" office:value="4155.6680468237328" table:formula="of:=([.C7]/[.B7])*100" table:style-name="ce1">
            <text:p>4155,66804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.457214" table:style-name="ce3">
            <text:p>1,457214</text:p>
          </table:table-cell>
          <table:table-cell office:value-type="float" office:value="60.413192500000001" table:style-name="ce3">
            <text:p>60,4131925</text:p>
          </table:table-cell>
          <table:table-cell office:value-type="float" office:value="58.955978500000001" table:formula="of:=([.C8]-[.B8])" table:style-name="ce4">
            <text:p>58,9559785</text:p>
          </table:table-cell>
          <table:table-cell office:value-type="float" office:value="4145.8009942259678" table:formula="of:=([.C8]/[.B8])*100" table:style-name="ce1">
            <text:p>4145,80099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4597224" table:style-name="ce3">
            <text:p>1,4597224</text:p>
          </table:table-cell>
          <table:table-cell office:value-type="float" office:value="49.301287700000003" table:style-name="ce3">
            <text:p>49,3012877</text:p>
          </table:table-cell>
          <table:table-cell office:value-type="float" office:value="47.841565300000006" table:formula="of:=([.C9]-[.B9])" table:style-name="ce4">
            <text:p>47,8415653</text:p>
          </table:table-cell>
          <table:table-cell office:value-type="float" office:value="3377.4427041744379" table:formula="of:=([.C9]/[.B9])*100" table:style-name="ce1">
            <text:p>3377,44270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.4556414" table:style-name="ce3">
            <text:p>1,4556414</text:p>
          </table:table-cell>
          <table:table-cell office:value-type="float" office:value="68.282936399999997" table:style-name="ce3">
            <text:p>68,2829364</text:p>
          </table:table-cell>
          <table:table-cell office:value-type="float" office:value="66.827294999999992" table:formula="of:=([.C10]-[.B10])" table:style-name="ce4">
            <text:p>66,827295</text:p>
          </table:table-cell>
          <table:table-cell office:value-type="float" office:value="4690.9174471130045" table:formula="of:=([.C10]/[.B10])*100" table:style-name="ce1">
            <text:p>4690,91744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.4543847000000001" table:style-name="ce3">
            <text:p>1,4543847</text:p>
          </table:table-cell>
          <table:table-cell office:value-type="float" office:value="42.055998199999998" table:style-name="ce3">
            <text:p>42,0559982</text:p>
          </table:table-cell>
          <table:table-cell office:value-type="float" office:value="40.601613499999999" table:formula="of:=([.C11]-[.B11])" table:style-name="ce4">
            <text:p>40,6016135</text:p>
          </table:table-cell>
          <table:table-cell office:value-type="float" office:value="2891.6694599441257" table:formula="of:=([.C11]/[.B11])*100" table:style-name="ce1">
            <text:p>2891,6694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.4663204999999999" table:style-name="ce3">
            <text:p>1,4663205</text:p>
          </table:table-cell>
          <table:table-cell office:value-type="float" office:value="41.081950399999997" table:style-name="ce3">
            <text:p>41,0819504</text:p>
          </table:table-cell>
          <table:table-cell office:value-type="float" office:value="39.615629899999995" table:formula="of:=([.C12]-[.B12])" table:style-name="ce4">
            <text:p>39,6156299</text:p>
          </table:table-cell>
          <table:table-cell office:value-type="float" office:value="2801.7033383902085" table:formula="of:=([.C12]/[.B12])*100" table:style-name="ce1">
            <text:p>2801,703338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.4561622000000001" table:style-name="ce6">
            <text:p>1,4561622</text:p>
          </table:table-cell>
          <table:table-cell office:value-type="float" office:value="39.877134400000003" table:style-name="ce6">
            <text:p>39,8771344</text:p>
          </table:table-cell>
          <table:table-cell office:value-type="float" office:value="38.420972200000001" table:formula="of:=([.C13]-[.B13])" table:style-name="ce7">
            <text:p>38,4209722</text:p>
          </table:table-cell>
          <table:table-cell office:value-type="float" office:value="2738.5091029007622" table:formula="of:=([.C13]/[.B13])*100" table:style-name="ce5">
            <text:p>2738,509103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4510601999999999" table:style-name="ce3">
            <text:p>1,4510602</text:p>
          </table:table-cell>
          <table:table-cell office:value-type="float" office:value="31.412220900000001" table:style-name="ce3">
            <text:p>31,4122209</text:p>
          </table:table-cell>
          <table:table-cell office:value-type="float" office:value="29.961160700000001" table:formula="of:=([.C14]-[.B14])" table:style-name="ce4">
            <text:p>29,9611607</text:p>
          </table:table-cell>
          <table:table-cell office:value-type="float" office:value="2164.7772366715044" table:formula="of:=([.C14]/[.B14])*100" table:style-name="ce1">
            <text:p>2164,777237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1.464156" table:style-name="ce3">
            <text:p>1,464156</text:p>
          </table:table-cell>
          <table:table-cell office:value-type="float" office:value="32.2597649" table:style-name="ce3">
            <text:p>32,2597649</text:p>
          </table:table-cell>
          <table:table-cell office:value-type="float" office:value="30.795608900000001" table:formula="of:=([.C15]-[.B15])" table:style-name="ce4">
            <text:p>30,7956089</text:p>
          </table:table-cell>
          <table:table-cell office:value-type="float" office:value="2203.3010758416453" table:formula="of:=([.C15]/[.B15])*100" table:style-name="ce1">
            <text:p>2203,30107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4551368" table:style-name="ce3">
            <text:p>1,4551368</text:p>
          </table:table-cell>
          <table:table-cell office:value-type="float" office:value="36.045046999999997" table:style-name="ce3">
            <text:p>36,045047</text:p>
          </table:table-cell>
          <table:table-cell office:value-type="float" office:value="34.589910199999998" table:formula="of:=([.C16]-[.B16])" table:style-name="ce4">
            <text:p>34,5899102</text:p>
          </table:table-cell>
          <table:table-cell office:value-type="float" office:value="2477.0899203428844" table:formula="of:=([.C16]/[.B16])*100" table:style-name="ce1">
            <text:p>2477,08992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.4599514" table:style-name="ce3">
            <text:p>1,4599514</text:p>
          </table:table-cell>
          <table:table-cell office:value-type="float" office:value="38.271191569999999" table:style-name="ce3">
            <text:p>38,27119157</text:p>
          </table:table-cell>
          <table:table-cell office:value-type="float" office:value="36.811240169999998" table:formula="of:=([.C17]-[.B17])" table:style-name="ce4">
            <text:p>36,81124017</text:p>
          </table:table-cell>
          <table:table-cell office:value-type="float" office:value="2621.4017514555621" table:formula="of:=([.C17]/[.B17])*100" table:style-name="ce1">
            <text:p>2621,40175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.4548843" table:style-name="ce3">
            <text:p>1,4548843</text:p>
          </table:table-cell>
          <table:table-cell office:value-type="float" office:value="48.569589999999998" table:style-name="ce3">
            <text:p>48,56959</text:p>
          </table:table-cell>
          <table:table-cell office:value-type="float" office:value="47.114705699999995" table:formula="of:=([.C18]-[.B18])" table:style-name="ce4">
            <text:p>47,1147057</text:p>
          </table:table-cell>
          <table:table-cell office:value-type="float" office:value="3338.381615637752" table:formula="of:=([.C18]/[.B18])*100" table:style-name="ce1">
            <text:p>3338,38161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.4526646000000001" table:style-name="ce3">
            <text:p>1,4526646</text:p>
          </table:table-cell>
          <table:table-cell office:value-type="float" office:value="48.518081199999997" table:style-name="ce3">
            <text:p>48,5180812</text:p>
          </table:table-cell>
          <table:table-cell office:value-type="float" office:value="47.065416599999999" table:formula="of:=([.C19]-[.B19])" table:style-name="ce4">
            <text:p>47,0654166</text:p>
          </table:table-cell>
          <table:table-cell office:value-type="float" office:value="3339.9369131732124" table:formula="of:=([.C19]/[.B19])*100" table:style-name="ce1">
            <text:p>3339,936913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.4662820000000001" table:style-name="ce3">
            <text:p>1,466282</text:p>
          </table:table-cell>
          <table:table-cell office:value-type="float" office:value="38.911490299999997" table:style-name="ce3">
            <text:p>38,9114903</text:p>
          </table:table-cell>
          <table:table-cell office:value-type="float" office:value="37.445208299999997" table:formula="of:=([.C20]-[.B20])" table:style-name="ce4">
            <text:p>37,4452083</text:p>
          </table:table-cell>
          <table:table-cell office:value-type="float" office:value="2653.7521636356441" table:formula="of:=([.C20]/[.B20])*100" table:style-name="ce1">
            <text:p>2653,75216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4591603" table:style-name="ce3">
            <text:p>1,4591603</text:p>
          </table:table-cell>
          <table:table-cell office:value-type="float" office:value="40.952722799999997" table:style-name="ce3">
            <text:p>40,9527228</text:p>
          </table:table-cell>
          <table:table-cell office:value-type="float" office:value="39.493562499999996" table:formula="of:=([.C21]-[.B21])" table:style-name="ce4">
            <text:p>39,4935625</text:p>
          </table:table-cell>
          <table:table-cell office:value-type="float" office:value="2806.5951903982036" table:formula="of:=([.C21]/[.B21])*100" table:style-name="ce1">
            <text:p>2806,5951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.4626984999999999" table:style-name="ce3">
            <text:p>1,4626985</text:p>
          </table:table-cell>
          <table:table-cell office:value-type="float" office:value="39.718928200000001" table:style-name="ce3">
            <text:p>39,7189282</text:p>
          </table:table-cell>
          <table:table-cell office:value-type="float" office:value="38.256229699999999" table:formula="of:=([.C22]-[.B22])" table:style-name="ce4">
            <text:p>38,2562297</text:p>
          </table:table-cell>
          <table:table-cell office:value-type="float" office:value="2715.4555911556622" table:formula="of:=([.C22]/[.B22])*100" table:style-name="ce1">
            <text:p>2715,455591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.4530542" table:style-name="ce3">
            <text:p>1,4530542</text:p>
          </table:table-cell>
          <table:table-cell office:value-type="float" office:value="41.076788999999998" table:style-name="ce3">
            <text:p>41,076789</text:p>
          </table:table-cell>
          <table:table-cell office:value-type="float" office:value="39.623734800000001" table:formula="of:=([.C23]-[.B23])" table:style-name="ce4">
            <text:p>39,6237348</text:p>
          </table:table-cell>
          <table:table-cell office:value-type="float" office:value="2826.92751584903" table:formula="of:=([.C23]/[.B23])*100" table:style-name="ce1">
            <text:p>2826,927516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.4512661" table:style-name="ce3">
            <text:p>1,4512661</text:p>
          </table:table-cell>
          <table:table-cell office:value-type="float" office:value="41.544018100000002" table:style-name="ce3">
            <text:p>41,5440181</text:p>
          </table:table-cell>
          <table:table-cell office:value-type="float" office:value="40.092752000000004" table:formula="of:=([.C24]-[.B24])" table:style-name="ce4">
            <text:p>40,092752</text:p>
          </table:table-cell>
          <table:table-cell office:value-type="float" office:value="2862.6051487042937" table:formula="of:=([.C24]/[.B24])*100" table:style-name="ce1">
            <text:p>2862,605149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.4588209999999999" table:style-name="ce6">
            <text:p>1,458821</text:p>
          </table:table-cell>
          <table:table-cell office:value-type="float" office:value="59.255400000000002" table:style-name="ce6">
            <text:p>59,2554</text:p>
          </table:table-cell>
          <table:table-cell office:value-type="float" office:value="57.796579000000001" table:formula="of:=([.C25]-[.B25])" table:style-name="ce7">
            <text:p>57,796579</text:p>
          </table:table-cell>
          <table:table-cell office:value-type="float" office:value="4061.8691395311698" table:formula="of:=([.C25]/[.B25])*100" table:style-name="ce5">
            <text:p>4061,86914</text:p>
          </table:table-cell>
          <table:table-cell office:value-type="float" office:value="3.0000000000000001E-6" table:style-name="ce1">
            <text:p>0,000003</text:p>
          </table:table-cell>
          <table:table-cell office:value-type="float" office:value="3.0000000000000001E-6" table:style-name="ce1">
            <text:p>0,000003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Folha1.C3:Folha1.K16" table:name="Tabela1" table:display-filter-buttons="true"/>
        <table:database-range table:target-range-address="Carlz.C3:Carlz.H28" table:name="Tabela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Fernando</meta:initial-creator>
    <dc:creator>Fernando</dc:creator>
    <meta:creation-date>2019-06-21T11:05:13Z</meta:creation-date>
    <dc:date>2019-06-21T16:36:01Z</dc:date>
  </office:meta>
</office:document-meta>
</file>